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XO Thames" svg:font-family="'XO Thames'"/>
  </office:font-face-decls>
  <office:automatic-styles>
    <style:style style:name="P1" style:family="paragraph" style:parent-style-name="Heading_20_1" style:list-style-name="L1">
      <style:paragraph-properties fo:text-align="justify" style:justify-single-word="false"/>
      <style:text-properties style:font-name="Times New Roman" fo:font-size="14pt" fo:font-weight="normal" officeooo:paragraph-rsid="0009adc3" style:font-size-asian="14pt" style:font-weight-asian="normal" style:font-size-complex="14pt" style:font-weight-complex="normal"/>
    </style:style>
    <style:style style:name="P2" style:family="paragraph" style:parent-style-name="Heading_20_1">
      <style:paragraph-properties fo:text-align="justify" style:justify-single-word="false"/>
      <style:text-properties style:font-name="Times New Roman" fo:font-size="14pt" fo:font-weight="normal" officeooo:paragraph-rsid="0009adc3" style:font-size-asian="14pt" style:font-weight-asian="normal" style:font-size-complex="14pt" style:font-weight-complex="normal"/>
    </style:style>
    <style:style style:name="P3" style:family="paragraph" style:parent-style-name="Heading_20_1" style:list-style-name="L1">
      <style:paragraph-properties fo:text-align="justify" style:justify-single-word="false"/>
      <style:text-properties officeooo:paragraph-rsid="0009adc3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33b34b" officeooo:paragraph-rsid="0009adc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2fef21" officeooo:paragraph-rsid="0009adc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text-line-through-style="none" style:text-line-through-type="none" style:text-position="0% 100%" style:font-name="Times New Roman" fo:font-size="14pt" fo:language="ru" fo:country="RU" fo:font-weight="normal" officeooo:rsid="002fff7f" officeooo:paragraph-rsid="0009adc3" fo:background-color="transparent" style:font-size-asian="14pt" style:font-weight-asian="normal" style:font-size-complex="14pt" style:font-weight-complex="normal" style:text-overline-style="none" style:text-overline-color="font-color"/>
    </style:style>
    <style:style style:name="T1" style:family="text">
      <style:text-properties fo:color="#000000" loext:opacity="100%" style:text-line-through-style="none" style:text-line-through-type="none" style:text-position="0% 100%" fo:language="en" fo:country="US" officeooo:rsid="0033b34b" fo:background-color="transparent" loext:char-shading-value="0" style:text-overline-style="none" style:text-overline-color="font-color"/>
    </style:style>
    <style:style style:name="T2" style:family="text">
      <style:text-properties fo:color="#000000" loext:opacity="100%" style:text-line-through-style="none" style:text-line-through-type="none" style:text-position="0% 100%" fo:language="en" fo:country="US" officeooo:rsid="001f7425" fo:background-color="transparent" loext:char-shading-value="0" style:text-overline-style="none" style:text-overline-color="font-color"/>
    </style:style>
    <style:style style:name="T3" style:family="text">
      <style:text-properties fo:color="#000000" loext:opacity="100%" style:text-line-through-style="none" style:text-line-through-type="none" style:text-position="0% 100%" fo:language="en" fo:country="US" officeooo:rsid="0034a683" fo:background-color="transparent" loext:char-shading-value="0" style:text-overline-style="none" style:text-overline-color="font-color"/>
    </style:style>
    <style:style style:name="T4" style:family="text">
      <style:text-properties fo:color="#000000" loext:opacity="100%" style:text-line-through-style="none" style:text-line-through-type="none" style:text-position="0% 100%" fo:language="en" fo:country="US" officeooo:rsid="002fff7f" fo:background-color="transparent" loext:char-shading-value="0" style:text-overline-style="none" style:text-overline-color="font-color"/>
    </style:style>
    <style:style style:name="T5" style:family="text">
      <style:text-properties fo:color="#000000" loext:opacity="100%" style:text-line-through-style="none" style:text-line-through-type="none" style:text-position="0% 100%" fo:language="en" fo:country="US" officeooo:rsid="001f7425" fo:background-color="transparent" loext:char-shading-value="0" style:text-overline-style="solid" style:text-overline-width="bold" style:text-overline-color="font-color"/>
    </style:style>
    <style:style style:name="T6" style:family="text">
      <style:text-properties fo:color="#000000" loext:opacity="100%" style:text-line-through-style="none" style:text-line-through-type="none" style:text-position="0% 100%" fo:language="en" fo:country="US" officeooo:rsid="001f7425" fo:background-color="transparent" loext:char-shading-value="0"/>
    </style:style>
    <style:style style:name="T7" style:family="text">
      <style:text-properties fo:color="#000000" loext:opacity="100%" style:text-line-through-style="none" style:text-line-through-type="none" style:text-position="0% 100%" fo:language="en" fo:country="US" officeooo:rsid="0033b34b" fo:background-color="transparent" loext:char-shading-value="0"/>
    </style:style>
    <style:style style:name="T8" style:family="text">
      <style:text-properties fo:color="#000000" loext:opacity="100%" style:text-line-through-style="none" style:text-line-through-type="none" style:text-position="0% 100%" officeooo:rsid="002fff7f" fo:background-color="transparent" loext:char-shading-value="0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text-position="0% 100%" fo:background-color="transparent" loext:char-shading-value="0" style:font-size-asian="14pt" style:text-overline-style="none" style:text-overline-color="font-color"/>
    </style:style>
    <style:style style:name="T10" style:family="text">
      <style:text-properties fo:color="#000000" loext:opacity="100%" style:text-line-through-style="none" style:text-line-through-type="none" style:text-position="0% 100%" officeooo:rsid="002fff7f" fo:background-color="transparent" loext:char-shading-value="0" style:font-size-asian="14pt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text-position="0% 100%" fo:language="ru" fo:country="RU" officeooo:rsid="002fff7f" fo:background-color="transparent" loext:char-shading-value="0" style:text-overline-style="none" style:text-overline-color="font-color"/>
    </style:style>
    <style:style style:name="T12" style:family="text">
      <style:text-properties fo:color="#000000" loext:opacity="100%" style:text-line-through-style="none" style:text-line-through-type="none" style:text-position="0% 100%" fo:language="ru" fo:country="RU" officeooo:rsid="002fff7f" fo:background-color="transparent" loext:char-shading-value="0"/>
    </style:style>
    <style:style style:name="T13" style:family="text">
      <style:text-properties fo:color="#000000" loext:opacity="100%" style:text-line-through-style="none" style:text-line-through-type="none" style:text-position="0% 100%" style:font-name="Times New Roman" fo:font-size="14pt" fo:language="en" fo:country="US" fo:font-weight="normal" officeooo:rsid="0033b34b" fo:background-color="transparent" loext:char-shading-value="0" style:font-size-asian="14pt" style:font-weight-asian="normal" style:font-size-complex="14pt" style:font-weight-complex="normal" style:text-overline-style="none" style:text-overline-color="font-color"/>
    </style:style>
    <style:style style:name="T14" style:family="text">
      <style:text-properties fo:color="#000000" loext:opacity="100%" style:text-line-through-style="none" style:text-line-through-type="none" style:text-position="0% 100%" style:font-name="Times New Roman" fo:font-size="14pt" fo:language="en" fo:country="US" fo:font-weight="normal" officeooo:rsid="001f7425" fo:background-color="transparent" loext:char-shading-value="0" style:font-size-asian="14pt" style:font-weight-asian="normal" style:font-size-complex="14pt" style:font-weight-complex="normal" style:text-overline-style="none" style:text-overline-color="font-color"/>
    </style:style>
    <style:style style:name="T15" style:family="text">
      <style:text-properties fo:color="#000000" loext:opacity="100%" style:text-line-through-style="none" style:text-line-through-type="none" style:text-position="0% 100%" style:font-name="Times New Roman" fo:font-size="14pt" fo:language="en" fo:country="US" fo:font-weight="normal" officeooo:rsid="0034a683" fo:background-color="transparent" loext:char-shading-value="0" style:font-size-asian="14pt" style:font-weight-asian="normal" style:font-size-complex="14pt" style:font-weight-complex="normal" style:text-overline-style="none" style:text-overline-color="font-color"/>
    </style:style>
    <style:style style:name="T16" style:family="text">
      <style:text-properties fo:color="#000000" loext:opacity="100%" style:text-line-through-style="none" style:text-line-through-type="none" style:text-position="0% 100%" style:font-name="Times New Roman" fo:font-size="14pt" fo:language="en" fo:country="US" fo:font-weight="normal" officeooo:rsid="002fff7f" fo:background-color="transparent" loext:char-shading-value="0" style:font-size-asian="14pt" style:font-weight-asian="normal" style:font-size-complex="14pt" style:font-weight-complex="normal" style:text-overline-style="none" style:text-overline-color="font-color"/>
    </style:style>
    <style:style style:name="T17" style:family="text">
      <style:text-properties fo:color="#000000" loext:opacity="100%" style:text-line-through-style="none" style:text-line-through-type="none" style:text-position="0% 100%" style:font-name="Times New Roman" fo:font-size="14pt" fo:language="en" fo:country="US" fo:font-weight="normal" officeooo:rsid="0009adc3" fo:background-color="transparent" loext:char-shading-value="0" style:font-size-asian="14pt" style:font-weight-asian="normal" style:font-size-complex="14pt" style:font-weight-complex="normal" style:text-overline-style="none" style:text-overline-color="font-color"/>
    </style:style>
    <style:style style:name="T18" style:family="text">
      <style:text-properties fo:color="#000000" loext:opacity="100%" style:text-line-through-style="none" style:text-line-through-type="none" style:text-position="0% 100%" style:font-name="Times New Roman" fo:font-size="14pt" fo:language="en" fo:country="US" fo:font-weight="normal" officeooo:rsid="001f7425" fo:background-color="transparent" loext:char-shading-value="0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19" style:family="text">
      <style:text-properties fo:color="#000000" loext:opacity="100%" style:text-line-through-style="none" style:text-line-through-type="none" style:text-position="0% 100%" style:font-name="Times New Roman" fo:font-size="14pt" fo:language="ru" fo:country="RU" fo:font-weight="normal" officeooo:rsid="002fff7f" fo:background-color="transparent" loext:char-shading-value="0" style:font-size-asian="14pt" style:font-weight-asian="normal" style:font-size-complex="14pt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8">(</text:span><text:span text:style-name="T2">A ∆ X</text:span><text:span text:style-name="T8">) ⋂ (</text:span><text:span text:style-name="T2">B</text:span><text:span text:style-name="T8"> ⋃ </text:span><text:span text:style-name="T2">X</text:span><text:span text:style-name="T8">) − </text:span><text:span text:style-name="T2">C</text:span><text:span text:style-name="T8"> = </text:span><text:span text:style-name="T5">A ⋃ X</text:span><text:span text:style-name="T2"> ⋃ </text:span><text:span text:style-name="T8">(</text:span><text:span text:style-name="T2">C ∆ X</text:span><text:span text:style-name="T8">)</text:span><text:span text:style-name="T4"> </text:span></text:h>
      <text:p text:style-name="P4"><text:span text:style-name="T10">U </text:span><text:span text:style-name="T9">= {1, 2, 3, 4, 5, 6, 7, 8, 9, 10, 11, 12, 13, 14, 15, 16}</text:span></text:p>
      <text:p text:style-name="P6">A = {1, 2, 3, 4, 9, 10, 11, 12}<text:tab/><text:tab/></text:p>
      <text:p text:style-name="P6">B = {1, 2, 5, 6, 9, 10, 13, 14}<text:tab/><text:tab/></text:p>
      <text:p text:style-name="P6">C = {1, 3, 5, 7, 9, 11, 13, 15}<text:tab/><text:tab/></text:p>
      <text:p text:style-name="P6">X = {1, 2, 3, 4, 5, 6, 7, 8}<text:tab/><text:tab/></text:p>
      <text:p text:style-name="P5"><text:span text:style-name="T10"/></text:p>
      <text:list text:style-name="L1">
        <text:list-item>
          <text:h text:style-name="P1" text:outline-level="1"><text:span text:style-name="T8">(</text:span><text:span text:style-name="T2">A ∆ X</text:span><text:span text:style-name="T8">) </text:span><text:span text:style-name="T1">= </text:span><text:span text:style-name="T11">{1, 2, 3, 4, 9, 10, 11, 12}</text:span><text:span text:style-name="T2">∆</text:span><text:span text:style-name="T11">{1, 2, 3, 4, 5, 6, 7, 8} </text:span><text:span text:style-name="T1">= {5, 6, 7, 8, 9, 10, 11, 12}</text:span></text:h>
        </text:list-item>
        <text:list-item>
          <text:h text:style-name="P1" text:outline-level="1"><text:span text:style-name="T4">(</text:span><text:span text:style-name="T2">B</text:span><text:span text:style-name="T4"> ⋃ </text:span><text:span text:style-name="T2">X</text:span><text:span text:style-name="T4">) </text:span><text:span text:style-name="T1">= </text:span><text:span text:style-name="T11">{1, 2, 5, 6, 9, 10, 13, 14}</text:span><text:span text:style-name="T4"> ⋃ </text:span><text:span text:style-name="T11">{1, 2, 3, 4, 5, 6, 7, </text:span><text:span text:style-name="T1">8} = {1, 2, 3, 4, 5, 6, 7, 8, 9, 10, 13, 14}</text:span></text:h>
        </text:list-item>
        <text:list-item>
          <text:h text:style-name="P3" text:outline-level="1"><text:span text:style-name="T16">(</text:span><text:span text:style-name="T14">A ∆ X</text:span><text:span text:style-name="T16">) ⋂ (</text:span><text:span text:style-name="T14">B</text:span><text:span text:style-name="T16"> ⋃ </text:span><text:span text:style-name="T14">X</text:span><text:span text:style-name="T16">) </text:span><text:span text:style-name="T13">= {5, 6, 7, 8, 9, 10, 11, 12}</text:span><text:span text:style-name="T16"> ⋂ </text:span><text:span text:style-name="T13">{1, 2, 3, 4, 5, 6, 7, 8, 9, 10, 13, 14} = {5, 6, 7, 8, 9, 10}</text:span></text:h>
        </text:list-item>
        <text:list-item>
          <text:h text:style-name="P3" text:outline-level="1"><text:span text:style-name="T16">(</text:span><text:span text:style-name="T14">A ∆ X</text:span><text:span text:style-name="T16">) ⋂ (</text:span><text:span text:style-name="T14">B</text:span><text:span text:style-name="T16"> ⋃ </text:span><text:span text:style-name="T14">X</text:span><text:span text:style-name="T16">) − </text:span><text:span text:style-name="T14">C </text:span><text:span text:style-name="T13">= {5, 6, 7, 8, 9, 10} </text:span><text:span text:style-name="T16">− </text:span><text:span text:style-name="T19">{1, 3, 5, 7, 9, 11, 13, 15}<text:tab/></text:span><text:span text:style-name="T13">= {6, 8, 10}</text:span></text:h>
        </text:list-item>
        <text:list-item>
          <text:h text:style-name="P3" text:outline-level="1"><text:span text:style-name="T14">A ⋃ X </text:span><text:span text:style-name="T13">= </text:span><text:span text:style-name="T19">{1, 2, 3, 4, 9, 10, 11, 12}</text:span><text:span text:style-name="T13"> </text:span><text:span text:style-name="T14">⋃ </text:span><text:span text:style-name="T19">{1, 2, 3, 4, 5, 6, 7, 8}<text:tab/></text:span><text:span text:style-name="T13">= </text:span><text:span text:style-name="T19">{1, 2, 3, 4, 5, 6, 7, 8, </text:span><text:span text:style-name="T13">9, 10, 11, 12</text:span><text:span text:style-name="T19">}</text:span></text:h>
        </text:list-item>
        <text:list-item>
          <text:h text:style-name="P3" text:outline-level="1"><text:span text:style-name="T18">A ⋃ X</text:span><text:span text:style-name="T14"> </text:span><text:span text:style-name="T13">= {1, 2, 3, 4, 5, 6, 7, 8, 9, 10, 11, 12, 13, 14, 15, 16} - </text:span><text:span text:style-name="T19">{1, 2, 3, 4, 5, 6, 7, 8, </text:span><text:span text:style-name="T13">9, 10, 11, 12</text:span><text:span text:style-name="T19">} </text:span><text:span text:style-name="T15">= {13, 14, 15, 16}</text:span></text:h>
        </text:list-item>
        <text:list-item>
          <text:h text:style-name="P3" text:outline-level="1"><text:span text:style-name="T14">C ∆ X </text:span><text:span text:style-name="T15">= </text:span><text:span text:style-name="T19">{1, 3, 5, 7, 9, 11, 13, 15} </text:span><text:span text:style-name="T14">∆ </text:span><text:span text:style-name="T19">{1, 2, 3, 4, 5, 6, 7, 8}<text:tab/> </text:span><text:span text:style-name="T15">= {2, 4, 6, 8, 9, 11, 13, 15}</text:span></text:h>
        </text:list-item>
        <text:list-item>
          <text:h text:style-name="P3" text:outline-level="1"><text:span text:style-name="T18">A ⋃ X</text:span><text:span text:style-name="T14"> ⋃ </text:span><text:span text:style-name="T16">(</text:span><text:span text:style-name="T14">C ∆ X</text:span><text:span text:style-name="T16">) </text:span><text:span text:style-name="T15">={13, 14, 15, 16} </text:span><text:span text:style-name="T14">⋃ </text:span><text:span text:style-name="T15">{2, 4, 6, 8, 9, 11, 13, 15} = {2, 4, 6, 8, 9, 11, 13, 14, 15, 16}</text:span></text:h>
        </text:list-item>
        <text:list-item>
          <text:h text:style-name="P3" text:outline-level="1"><text:span text:style-name="T16">(</text:span><text:span text:style-name="T14">A ∆ X</text:span><text:span text:style-name="T16">) ⋂ (</text:span><text:span text:style-name="T14">B</text:span><text:span text:style-name="T16"> ⋃ </text:span><text:span text:style-name="T14">X</text:span><text:span text:style-name="T16">) − </text:span><text:span text:style-name="T14">C</text:span><text:span text:style-name="T16"> = </text:span><text:span text:style-name="T18">A ⋃ X</text:span><text:span text:style-name="T14"> ⋃ </text:span><text:span text:style-name="T16">(</text:span><text:span text:style-name="T14">C ∆ X</text:span><text:span text:style-name="T16">) </text:span><text:span text:style-name="T17">= </text:span><text:span text:style-name="T13">{6, 8, 10} </text:span><text:span text:style-name="T14">∆</text:span><text:span text:style-name="T13"> </text:span><text:span text:style-name="T15">{2, 4, 6, 8, 9, 11, 13, 14, 15, 16} = {2, 4, 9, 10, 11, 13, 14, 15, 16}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XO Thames" svg:font-family="'XO Thame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16:04:26.161000000</meta:creation-date>
    <dc:date>2024-05-04T20:09:00.354000000</dc:date>
    <meta:editing-duration>PT3H54M20S</meta:editing-duration>
    <meta:editing-cycles>1</meta:editing-cycles>
    <meta:document-statistic meta:table-count="0" meta:image-count="0" meta:object-count="0" meta:page-count="1" meta:paragraph-count="15" meta:word-count="386" meta:character-count="1180" meta:non-whitespace-character-count="808"/>
    <meta:generator>LibreOffice/24.2.2.2$Windows_X86_64 LibreOffice_project/d56cc158d8a96260b836f100ef4b4ef25d6f1a01</meta:generator>
  </office:meta>
</office:document-meta>
</file>